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H" style:family="table-column">
      <style:table-column-properties style:column-width="2.127cm" style:rel-column-width="819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9124" officeooo:paragraph-rsid="00209124"/>
    </style:style>
    <style:style style:name="P2" style:family="paragraph" style:parent-style-name="Standard">
      <style:text-properties officeooo:rsid="00219fb1" officeooo:paragraph-rsid="00219f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.5 Bases de Datos Relacionales</text:p>
      <text:p text:style-name="P2"/>
      <text:p text:style-name="P2">Ángel García Pérez<text:tab/><text:tab/><text:tab/><text:tab/><text:tab/><text:tab/><text:tab/><text:tab/><text:tab/>1ºDAW 24/25</text:p>
      <text:p text:style-name="Standard"/>
      <text:p text:style-name="Standard">id_estadio de la relación Equipos:</text:p>
      <text:p text:style-name="Standard"/>
      <text:p text:style-name="Standard">Política de Valores Nulos: Debería permitir valores nulos, ya que un equipo podría no estar asociado a un estadio en un momento dado.</text:p>
      <text:p text:style-name="Standard">Tipo de Borrado: SET NULL sería apropiado en este caso. Si un estadio se elimina, el campo id_estadio en la tabla Equipos se establecerá en NULL.</text:p>
      <text:p text:style-name="Standard">Tipo de Modificado: SET NULL. Si el valor de la clave primaria en Estadios se modifica, los campos id_estadio en las filas de Equipos que hacen referencia a ese estadio se establecerán en NULL.</text:p>
      <text:p text:style-name="Standard">id_equipo_casa de la relación Partidos:</text:p>
      <text:p text:style-name="Standard"/>
      <text:p text:style-name="Standard">Política de Valores Nulos: No debería permitir valores nulos, ya que cada partido debe tener un equipo que actúa como equipo local.</text:p>
      <text:p text:style-name="Standard">Tipo de Borrado: CASCADE sería apropiado en este caso. Si un equipo que actúa como equipo local en un partido se elimina, el partido asociado también debería eliminarse.</text:p>
      <text:p text:style-name="Standard">Tipo de Modificado: CASCADE. Si el valor de la clave primaria en Equipos se modifica, los cambios deben propagarse automáticamente a los partidos.</text:p>
      <text:p text:style-name="Standard">id_equipo de la relación Jugadores:</text:p>
      <text:p text:style-name="Standard"/>
      <text:p text:style-name="Standard">Política de Valores Nulos: No debería permitir valores nulos, ya que cada jugador debe estar asociado a un equipo.</text:p>
      <text:p text:style-name="Standard">Tipo de Borrado: CASCADE. Si un equipo se elimina, los jugadores asociados a ese equipo también deben eliminarse.</text:p>
      <text:p text:style-name="Standard">Tipo de Modificado: CASCADE. Si el valor de la clave primaria en Equipos se modifica, los cambios deben propagarse automáticamente a los jugador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2. Esquema Relacional y Grafo Relacional Completo:</text:p>
      <text:p text:style-name="Standard"/>
      <text:p text:style-name="Standard">Claves Primarias: Se indican con el subrayado (por ejemplo, _id).</text:p>
      <text:p text:style-name="Standard">Claves Secundarias: No se especifican en el esquema proporcionado.</text:p>
      <text:p text:style-name="Standard">Campos Opcionales: No se especifican en el esquema proporcionado.</text:p>
      <text:p text:style-name="Standard"/>
      <text:p text:style-name="Standard"/>
      <text:p text:style-name="Standard"/>
      <text:p text:style-name="Standard"/>
      <text:p text:style-name="Standard">Categorias (_id, nombre, nivel)</text:p>
      <text:p text:style-name="Standard"><text:s text:c="3"/>|</text:p>
      <text:p text:style-name="Standard">Equipos (_id, nombre, ciudad, fechaFundacion, _id_categoria, _id_presidente, id_estadio)</text:p>
      <text:p text:style-name="Standard"><text:s text:c="3"/>| <text:s text:c="7"/>| <text:s text:c="7"/>|</text:p>
      <text:p text:style-name="Standard"><text:s text:c="3"/>| <text:s text:c="7"/>| <text:s text:c="7"/>+-----------&gt; Clave Ajena: id_estadio (Relación: Estadios, Borrado: SET NULL, Modificado: SET NULL)</text:p>
      <text:p text:style-name="Standard"><text:s text:c="3"/>| <text:s text:c="7"/>|</text:p>
      <text:p text:style-name="Standard"><text:s text:c="3"/>| <text:s text:c="7"/>+-----------&gt; Clave Ajena: _id_presidente (Relación: Presidentes, Borrado: CASCADE, Modificado: CASCADE)</text:p>
      <text:p text:style-name="Standard"><text:s text:c="3"/>|</text:p>
      <text:p text:style-name="Standard">Presidentes (_id, nombre, dni, nacionalidad)</text:p>
      <text:p text:style-name="Standard"><text:s text:c="3"/>|</text:p>
      <text:p text:style-name="Standard">Arbitros (_id, nombre, region, num_colegiado)</text:p>
      <text:p text:style-name="Standard"><text:s text:c="3"/>|</text:p>
      <text:p text:style-name="Standard">Estadios (_id, nombre, direccion, ciudad)</text:p>
      <text:p text:style-name="Standard"><text:s text:c="3"/>|</text:p>
      <text:p text:style-name="Standard">Jugadores (_id, dni, nombre, apellidos, nacionalidad, puesto, _id_equipo)</text:p>
      <text:p text:style-name="Standard"><text:s text:c="9"/>|</text:p>
      <text:p text:style-name="Standard"><text:s text:c="9"/>+-----------&gt; Clave Ajena: _id_equipo (Relación: Equipos, Borrado: CASCADE, Modificado: CASCADE)</text:p>
      <text:p text:style-name="Standard"><text:s text:c="3"/>|</text:p>
      <text:p text:style-name="Standard">Partidos (_id, fecha, _id_arbitro, _id_estadio, _id_equipo_casa, _id_equipo_fuera, goles_equipo_casa, goles_equipo_fuera)</text:p>
      <text:p text:style-name="Standard"><text:s text:c="7"/>|</text:p>
      <text:p text:style-name="Standard"><text:s text:c="7"/>+-----------&gt; Clave Ajena: _id_arbitro (Relación: Arbitros, Borrado: CASCADE, Modificado: CASCADE)</text:p>
      <text:p text:style-name="Standard"><text:s text:c="7"/>|</text:p>
      <text:p text:style-name="Standard"><text:s text:c="7"/>+-----------&gt; Clave Ajena: _id_estadio (Relación: Estadios, Borrado: CASCADE, Modificado: CASCADE)</text:p>
      <text:p text:style-name="Standard"><text:s text:c="7"/>|</text:p>
      <text:p text:style-name="Standard"><text:s text:c="7"/>+-----------&gt; Clave Ajena: _id_equipo_casa (Relación: Equipos, Borrado: CASCADE, Modificado: CASCADE)</text:p>
      <text:p text:style-name="Standard"><text:s text:c="7"/>|</text:p>
      <text:p text:style-name="Standard"><text:s text:c="7"/>+-----------&gt; Clave Ajena: _id_equipo_fuera (Relación: Equipos, Borrado: CASCADE, Modificado: CASCADE)</text:p>
      <text:p text:style-name="Standard"><text:s text:c="3"/>|</text:p>
      <text:p text:style-name="Standard">Clasificacion (_id_equipo, partidos_jugados, partidos_perdidos, partidos_empatados, puntos_casa, puntos_fuera, goles_casa, goles_fuera, puntos)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/>Añadir 4 tuplas válidas en la relación Partidos</text:p>
      <text:p text:style-name="Standard"/>
      <table:table table:name="Tabla1" table:style-name="Tabla1">
        <table:table-column table:style-name="Tabla1.A" table:number-columns-repeated="7"/>
        <table:table-column table:style-name="Tabla1.H"/>
        <table:table-row>
          <table:table-cell table:style-name="Tabla1.A1" office:value-type="string">
            <text:p text:style-name="P1">Id</text:p>
          </table:table-cell>
          <table:table-cell table:style-name="Tabla1.A1" office:value-type="string">
            <text:p text:style-name="P1">Fecha</text:p>
          </table:table-cell>
          <table:table-cell table:style-name="Tabla1.A1" office:value-type="string">
            <text:p text:style-name="P1">id_equipo_casa</text:p>
          </table:table-cell>
          <table:table-cell table:style-name="Tabla1.A1" office:value-type="string">
            <text:p text:style-name="P1">id_equipo_fuera</text:p>
          </table:table-cell>
          <table:table-cell table:style-name="Tabla1.A1" office:value-type="string">
            <text:p text:style-name="P1">goles_equipo_casa</text:p>
          </table:table-cell>
          <table:table-cell table:style-name="Tabla1.A1" office:value-type="string">
            <text:p text:style-name="P1">goles_equipo_fuera</text:p>
          </table:table-cell>
          <table:table-cell table:style-name="Tabla1.A1" office:value-type="string">
            <text:p text:style-name="Standard"/>
          </table:table-cell>
          <table:table-cell table:style-name="Tabla1.H1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2023-10-15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2</text:p>
          </table:table-cell>
          <table:table-cell table:style-name="Tabla1.A2" office:value-type="string">
            <text:p text:style-name="Standard">3</text:p>
          </table:table-cell>
          <table:table-cell table:style-name="Tabla1.H2" office:value-type="string">
            <text:p text:style-name="Standard">1</text:p>
          </table:table-cell>
        </table:table-row>
        <table:table-row>
          <table:table-cell table:style-name="Tabla1.A2" office:value-type="string">
            <text:p text:style-name="Standard">2</text:p>
          </table:table-cell>
          <table:table-cell table:style-name="Tabla1.A2" office:value-type="string">
            <text:p text:style-name="Standard">2023-10-16</text:p>
          </table:table-cell>
          <table:table-cell table:style-name="Tabla1.A2" office:value-type="string">
            <text:p text:style-name="Standard">2</text:p>
          </table:table-cell>
          <table:table-cell table:style-name="Tabla1.A2" office:value-type="string">
            <text:p text:style-name="Standard">2</text:p>
          </table:table-cell>
          <table:table-cell table:style-name="Tabla1.A2" office:value-type="string">
            <text:p text:style-name="Standard">3</text:p>
          </table:table-cell>
          <table:table-cell table:style-name="Tabla1.A2" office:value-type="string">
            <text:p text:style-name="Standard">4</text:p>
          </table:table-cell>
          <table:table-cell table:style-name="Tabla1.A2" office:value-type="string">
            <text:p text:style-name="Standard">2</text:p>
          </table:table-cell>
          <table:table-cell table:style-name="Tabla1.H2" office:value-type="string">
            <text:p text:style-name="Standard">2</text:p>
          </table:table-cell>
        </table:table-row>
        <table:table-row>
          <table:table-cell table:style-name="Tabla1.A2" office:value-type="string">
            <text:p text:style-name="Standard">3</text:p>
          </table:table-cell>
          <table:table-cell table:style-name="Tabla1.A2" office:value-type="string">
            <text:p text:style-name="Standard">2023-10-17</text:p>
          </table:table-cell>
          <table:table-cell table:style-name="Tabla1.A2" office:value-type="string">
            <text:p text:style-name="Standard">3</text:p>
          </table:table-cell>
          <table:table-cell table:style-name="Tabla1.A2" office:value-type="string">
            <text:p text:style-name="Standard">3</text:p>
          </table:table-cell>
          <table:table-cell table:style-name="Tabla1.A2" office:value-type="string">
            <text:p text:style-name="Standard">5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2</text:p>
          </table:table-cell>
          <table:table-cell table:style-name="Tabla1.H2" office:value-type="string">
            <text:p text:style-name="Standard">3</text:p>
          </table:table-cell>
        </table:table-row>
        <table:table-row>
          <table:table-cell table:style-name="Tabla1.A2" office:value-type="string">
            <text:p text:style-name="Standard">4</text:p>
          </table:table-cell>
          <table:table-cell table:style-name="Tabla1.A2" office:value-type="string">
            <text:p text:style-name="Standard">2023-10-18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1</text:p>
          </table:table-cell>
          <table:table-cell table:style-name="Tabla1.A2" office:value-type="string">
            <text:p text:style-name="Standard">2</text:p>
          </table:table-cell>
          <table:table-cell table:style-name="Tabla1.A2" office:value-type="string">
            <text:p text:style-name="Standard">5</text:p>
          </table:table-cell>
          <table:table-cell table:style-name="Tabla1.A2" office:value-type="string">
            <text:p text:style-name="Standard">3</text:p>
          </table:table-cell>
          <table:table-cell table:style-name="Tabla1.H2" office:value-type="string">
            <text:p text:style-name="Standard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0:07:20.955000000</meta:creation-date>
    <dc:date>2024-10-15T11:28:51.018000000</dc:date>
    <meta:editing-duration>PT16M18S</meta:editing-duration>
    <meta:editing-cycles>3</meta:editing-cycles>
    <meta:generator>LibreOffice/7.6.7.2$Windows_X86_64 LibreOffice_project/dd47e4b30cb7dab30588d6c79c651f218165e3c5</meta:generator>
    <meta:document-statistic meta:table-count="1" meta:image-count="0" meta:object-count="0" meta:page-count="3" meta:paragraph-count="86" meta:word-count="476" meta:character-count="3370" meta:non-whitespace-character-count="2829"/>
  </office:meta>
</office:document-meta>
</file>